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b8aa" officeooo:paragraph-rsid="0014b8aa"/>
    </style:style>
    <style:style style:name="P2" style:family="paragraph" style:parent-style-name="Standard" style:list-style-name="L1">
      <style:text-properties officeooo:rsid="0014b8aa" officeooo:paragraph-rsid="0014b8aa"/>
    </style:style>
    <style:style style:name="P3" style:family="paragraph" style:parent-style-name="Standard" style:list-style-name="L2">
      <style:text-properties officeooo:rsid="0014b8aa" officeooo:paragraph-rsid="0014b8aa"/>
    </style:style>
    <style:style style:name="P4" style:family="paragraph" style:parent-style-name="Standard" style:list-style-name="L3">
      <style:text-properties officeooo:rsid="0014b8aa" officeooo:paragraph-rsid="0014b8aa"/>
    </style:style>
    <style:style style:name="P5" style:family="paragraph" style:parent-style-name="Standard" style:list-style-name="L1">
      <style:text-properties officeooo:paragraph-rsid="0014b8aa"/>
    </style:style>
    <style:style style:name="P6" style:family="paragraph" style:parent-style-name="Standard" style:list-style-name="L1">
      <style:text-properties officeooo:rsid="0014d26a" officeooo:paragraph-rsid="0014d26a"/>
    </style:style>
    <style:style style:name="P7" style:family="paragraph" style:parent-style-name="Standard">
      <style:text-properties officeooo:rsid="0014d26a" officeooo:paragraph-rsid="0014d26a"/>
    </style:style>
    <style:style style:name="T1" style:family="text">
      <style:text-properties officeooo:rsid="0014b8a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ss – story and level concepts</text:p>
      <text:p text:style-name="P1"/>
      <text:p text:style-name="P1"><text:tab/>Big gaming mogul Macrosoft has gotten exclusive rights to distributing Chess. An unnamed company seeks to create Mess, and alternative game to fill the vacuum in the board game market. They employ a mysterious machine that “takes a step away” from Chess to generate similar Mess games, and your job is to manage it and find the best Mess game. </text:p>
      <text:p text:style-name="P1"><text:tab/></text:p>
      <text:p text:style-name="P1">Tutorial area, you are in an office cubicle, surrounded by computers, with drawings and notes cryptically explaining the mechanics of mess. You are being bothered by a manager, making the basics clear:</text:p>
      <text:list xml:id="list2372757868" text:style-name="L2">
        <text:list-item>
          <text:p text:style-name="P3">Easy checkmate board</text:p>
        </text:list-item>
        <text:list-item>
          <text:p text:style-name="P3">Simple, weird shape Chess on the table</text:p>
        </text:list-item>
      </text:list>
      <text:p text:style-name="P1"/>
      <text:p text:style-name="P1"><text:tab/>After a quick introduction, you are taught how to get Mess games from the computer, but are quickly sucked in. You are then given the instructions to cause a checkmate to play the next game, and to play all the games to escape.</text:p>
      <text:p text:style-name="P1"/>
      <text:p text:style-name="P1">Early levels, simple Mess games to help the player get a grip of checkmate:</text:p>
      <text:list xml:id="list1689344172" text:style-name="L1">
        <text:list-item>
          <text:p text:style-name="P5"><text:span text:style-name="T1">“Platformer,” get to the flag, checkmate will interrupt the player early</text:span></text:p>
        </text:list-item>
        <text:list-item>
          <text:p text:style-name="P6">Tracing a circle with a King</text:p>
        </text:list-item>
        <text:list-item>
          <text:p text:style-name="P2">Small chess, simplified Chess on a smaller board</text:p>
        </text:list-item>
        <text:list-item>
          <text:p text:style-name="P2">Hooking up the camera, move wires into place to power a security camera and gain access to the cubicle. Show how Mess works in absence of checkmate</text:p>
        </text:list-item>
      </text:list>
      <text:p text:style-name="P1"/>
      <text:p text:style-name="P7">These earlier levels are sortof unsatisfying by design, checkmate in the first two stop the player from completing a satisfying goal, and then connecting the camera is more satisfying because of the lack of checkmate. Later levels should make checkmate fun, or at least satisfying.</text:p>
      <text:p text:style-name="P1"/>
      <text:p text:style-name="P1">Maybe later levels:</text:p>
      <text:list xml:id="list311564231" text:style-name="L3">
        <text:list-item>
          <text:p text:style-name="P4">Golf</text:p>
        </text:list-item>
        <text:list-item>
          <text:p text:style-name="P4">Torus Chess</text:p>
        </text:list-item>
        <text:list-item>
          <text:p text:style-name="P4">Poker</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2:50:28.314048179</meta:creation-date>
    <dc:date>2023-06-25T23:03:28.836975803</dc:date>
    <meta:editing-duration>PT1M40S</meta:editing-duration>
    <meta:editing-cycles>1</meta:editing-cycles>
    <meta:document-statistic meta:table-count="0" meta:image-count="0" meta:object-count="0" meta:page-count="1" meta:paragraph-count="17" meta:word-count="277" meta:character-count="1563" meta:non-whitespace-character-count="1306"/>
    <meta:generator>LibreOffice/7.3.7.2$Linux_X86_64 LibreOffice_project/30$Build-2</meta:generator>
  </office:meta>
</office:document-meta>
</file>